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text-properties fo:color="#ff0000" fo:font-style="italic" style:font-style-asian="italic"/>
    </style:style>
    <style:style style:name="P4" style:family="paragraph" style:parent-style-name="Standard">
      <style:text-properties fo:font-weight="normal" style:font-weight-asian="normal"/>
    </style:style>
    <style:style style:name="P5" style:family="paragraph" style:parent-style-name="Standard">
      <style:text-properties fo:font-style="italic" style:font-style-asian="italic"/>
    </style:style>
    <style:style style:name="P6" style:family="paragraph" style:parent-style-name="Standard">
      <style:text-properties fo:font-style="italic" officeooo:rsid="002484d7" officeooo:paragraph-rsid="002484d7" style:font-style-asian="italic"/>
    </style:style>
    <style:style style:name="P7" style:family="paragraph" style:parent-style-name="Standard">
      <style:text-properties fo:font-style="italic" officeooo:rsid="0026b749" officeooo:paragraph-rsid="0026b749" style:font-style-asian="italic"/>
    </style:style>
    <style:style style:name="P8" style:family="paragraph" style:parent-style-name="Standard">
      <style:text-properties fo:font-style="italic" officeooo:rsid="00295b9a" officeooo:paragraph-rsid="00295b9a" style:font-style-asian="italic"/>
    </style:style>
    <style:style style:name="P9" style:family="paragraph" style:parent-style-name="Standard">
      <style:text-properties fo:font-style="italic" officeooo:rsid="002a6b7d" officeooo:paragraph-rsid="002a6b7d" style:font-style-asian="italic"/>
    </style:style>
    <style:style style:name="P10" style:family="paragraph" style:parent-style-name="Standard">
      <style:text-properties fo:font-style="italic" fo:font-weight="normal" officeooo:rsid="002ad12b" officeooo:paragraph-rsid="002ad12b" style:font-style-asian="italic" style:font-weight-asian="normal" style:font-style-complex="italic" style:font-weight-complex="normal"/>
    </style:style>
    <style:style style:name="P11" style:family="paragraph" style:parent-style-name="Standard">
      <style:text-properties fo:font-style="italic" fo:font-weight="normal" officeooo:rsid="002b6c4c" officeooo:paragraph-rsid="002ad12b" style:font-style-asian="italic" style:font-weight-asian="normal" style:font-style-complex="italic" style:font-weight-complex="normal"/>
    </style:style>
    <style:style style:name="P12" style:family="paragraph" style:parent-style-name="Standard">
      <style:text-properties fo:font-style="italic" fo:font-weight="normal" officeooo:rsid="002b6c4c" officeooo:paragraph-rsid="002b6c4c" style:font-style-asian="italic" style:font-weight-asian="normal" style:font-style-complex="italic" style:font-weight-complex="normal"/>
    </style:style>
    <style:style style:name="P13" style:family="paragraph" style:parent-style-name="Standard">
      <style:text-properties fo:font-style="italic" fo:font-weight="normal" officeooo:rsid="002cbc03" officeooo:paragraph-rsid="002b9b55" style:font-style-asian="italic" style:font-weight-asian="normal" style:font-style-complex="italic" style:font-weight-complex="normal"/>
    </style:style>
    <style:style style:name="P14" style:family="paragraph" style:parent-style-name="Standard">
      <style:text-properties fo:font-style="italic" fo:font-weight="normal" officeooo:rsid="002e284d" officeooo:paragraph-rsid="002e284d" style:font-style-asian="italic" style:font-weight-asian="normal" style:font-style-complex="italic" style:font-weight-complex="normal"/>
    </style:style>
    <style:style style:name="P15" style:family="paragraph" style:parent-style-name="Standard">
      <style:paragraph-properties>
        <style:tab-stops>
          <style:tab-stop style:position="6.35cm"/>
        </style:tab-stops>
      </style:paragraph-properties>
    </style:style>
    <style:style style:name="P16"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17" style:family="paragraph" style:parent-style-name="Standard">
      <style:text-properties fo:color="#345a8a" style:font-name="Cambria" fo:font-size="12pt" fo:font-style="italic" fo:font-weight="bold" officeooo:rsid="0026b749" officeooo:paragraph-rsid="0026b749" style:font-size-asian="12pt" style:font-style-asian="italic" style:font-weight-asian="bold" style:font-size-complex="12pt" style:font-weight-complex="bold"/>
    </style:style>
    <style:style style:name="P18" style:family="paragraph" style:parent-style-name="Standard">
      <style:text-properties fo:color="#345a8a" fo:font-size="13pt" fo:font-style="normal" fo:font-weight="bold" officeooo:rsid="002ff2d1" officeooo:paragraph-rsid="002ff2d1" style:font-size-asian="13pt" style:font-style-asian="normal" style:font-weight-asian="bold" style:font-size-complex="13pt" style:font-style-complex="normal" style:font-weight-complex="bold"/>
    </style:style>
    <style:style style:name="P19" style:family="paragraph" style:parent-style-name="Standard">
      <style:text-properties fo:color="#345a8a" fo:font-size="13pt" fo:font-style="normal" fo:font-weight="bold" officeooo:rsid="0030be5f" officeooo:paragraph-rsid="0030be5f" style:font-size-asian="13pt" style:font-style-asian="normal" style:font-weight-asian="bold" style:font-size-complex="13pt" style:font-style-complex="normal" style:font-weight-complex="bold"/>
    </style:style>
    <style:style style:name="P20" style:family="paragraph" style:parent-style-name="Standard">
      <style:text-properties fo:color="#000000" style:font-name="Cambria" fo:font-size="12pt" fo:font-weight="normal" officeooo:rsid="0026b749" officeooo:paragraph-rsid="0026b749" style:font-size-asian="12pt" style:font-weight-asian="normal" style:font-size-complex="12pt" style:font-weight-complex="normal"/>
    </style:style>
    <style:style style:name="P21" style:family="paragraph" style:parent-style-name="Standard">
      <style:text-properties fo:color="#000000" style:font-name="Cambria" fo:font-size="12pt" fo:font-style="italic" fo:font-weight="normal" officeooo:rsid="0026b749" officeooo:paragraph-rsid="0026b749" style:font-size-asian="12pt" style:font-style-asian="italic" style:font-weight-asian="normal" style:font-size-complex="12pt" style:font-weight-complex="normal"/>
    </style:style>
    <style:style style:name="P22" style:family="paragraph" style:parent-style-name="Standard">
      <style:text-properties fo:color="#000000" fo:font-style="italic" fo:font-weight="normal" officeooo:rsid="002ff2d1" officeooo:paragraph-rsid="002ff2d1" style:font-style-asian="italic" style:font-weight-asian="normal" style:font-style-complex="italic" style:font-weight-complex="normal"/>
    </style:style>
    <style:style style:name="P23" style:family="paragraph" style:parent-style-name="Standard">
      <style:text-properties fo:color="#000000" fo:font-style="italic" fo:font-weight="normal" officeooo:rsid="002ff2d1" officeooo:paragraph-rsid="0030be5f" style:font-style-asian="italic" style:font-weight-asian="normal" style:font-style-complex="italic" style:font-weight-complex="normal"/>
    </style:style>
    <style:style style:name="P24" style:family="paragraph" style:parent-style-name="Standard">
      <style:text-properties fo:color="#000000" fo:font-style="italic" fo:font-weight="normal" officeooo:rsid="0030be5f" officeooo:paragraph-rsid="0030be5f" style:font-style-asian="italic" style:font-weight-asian="normal" style:font-style-complex="italic" style:font-weight-complex="normal"/>
    </style:style>
    <style:style style:name="P25" style:family="paragraph" style:parent-style-name="Standard">
      <style:text-properties fo:color="#000000" fo:font-style="italic" fo:font-weight="normal" officeooo:rsid="0033805c" officeooo:paragraph-rsid="0033805c" style:font-style-asian="italic" style:font-weight-asian="normal" style:font-style-complex="italic" style:font-weight-complex="normal"/>
    </style:style>
    <style:style style:name="P26" style:family="paragraph" style:parent-style-name="Standard">
      <style:text-properties officeooo:rsid="002ad12b" officeooo:paragraph-rsid="002ad12b"/>
    </style:style>
    <style:style style:name="P27" style:family="paragraph" style:parent-style-name="Standard">
      <style:text-properties officeooo:rsid="002b9b55" officeooo:paragraph-rsid="002b9b55"/>
    </style:style>
    <style:style style:name="P28" style:family="paragraph" style:parent-style-name="Standard">
      <style:text-properties officeooo:rsid="002e284d" officeooo:paragraph-rsid="002e284d"/>
    </style:style>
    <style:style style:name="P29" style:family="paragraph" style:parent-style-name="Standard">
      <style:text-properties fo:font-style="normal" officeooo:rsid="002ff2d1" officeooo:paragraph-rsid="002ff2d1" style:font-style-asian="normal" style:font-style-complex="normal"/>
    </style:style>
    <style:style style:name="P30" style:family="paragraph" style:parent-style-name="Standard">
      <style:text-properties fo:font-style="normal" officeooo:rsid="002ff2d1" officeooo:paragraph-rsid="0030be5f" style:font-style-asian="normal" style:font-style-complex="normal"/>
    </style:style>
    <style:style style:name="P31" style:family="paragraph" style:parent-style-name="Standard">
      <style:text-properties officeooo:paragraph-rsid="0035a9ab"/>
    </style:style>
    <style:style style:name="P32" style:family="paragraph" style:parent-style-name="Contents_20_1">
      <style:paragraph-properties>
        <style:tab-stops>
          <style:tab-stop style:position="15.974cm" style:type="right" style:leader-style="dotted" style:leader-text="."/>
        </style:tab-stops>
      </style:paragraph-properties>
    </style:style>
    <style:style style:name="P33" style:family="paragraph" style:parent-style-name="Heading_20_1">
      <style:text-properties fo:color="#345a8a" fo:font-style="normal" officeooo:rsid="002ff2d1" officeooo:paragraph-rsid="002ff2d1" style:font-style-asian="normal" style:font-style-complex="normal"/>
    </style:style>
    <style:style style:name="P34" style:family="paragraph" style:parent-style-name="Title" style:master-page-name="Converted1">
      <style:paragraph-properties style:page-number="auto"/>
    </style:style>
    <style:style style:name="P35" style:family="paragraph" style:parent-style-name="Title" style:master-page-name="Converted4">
      <style:paragraph-properties style:page-number="auto"/>
    </style:style>
    <style:style style:name="P36" style:family="paragraph" style:parent-style-name="Standard" style:master-page-name="Standard">
      <style:paragraph-properties style:page-number="auto"/>
    </style:style>
    <style:style style:name="P37" style:family="paragraph" style:parent-style-name="List_20_Paragraph" style:list-style-name="WWNum1">
      <style:text-properties fo:font-style="italic" style:font-style-asian="italic"/>
    </style:style>
    <style:style style:name="P38" style:family="paragraph" style:parent-style-name="List_20_Paragraph" style:list-style-name="WWNum1">
      <style:text-properties fo:font-style="italic" officeooo:rsid="00360193" style:font-style-asian="italic"/>
    </style:style>
    <style:style style:name="P39" style:family="paragraph" style:parent-style-name="Footnote" style:master-page-name="Converted7">
      <style:paragraph-properties style:page-number="auto"/>
    </style:style>
    <style:style style:name="P40" style:family="paragraph" style:parent-style-name="Heading_20_1">
      <style:text-properties fo:color="#345a8a"/>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officeooo:rsid="001f20d6" style:font-size-asian="18pt" style:font-size-complex="18pt"/>
    </style:style>
    <style:style style:name="T4" style:family="text">
      <style:text-properties fo:font-size="18pt" officeooo:rsid="0022d1dc" style:font-size-asian="18pt" style:font-size-complex="18pt"/>
    </style:style>
    <style:style style:name="T5" style:family="text">
      <style:text-properties fo:font-size="18pt" fo:font-weight="normal" style:font-size-asian="18pt" style:font-weight-asian="normal" style:font-size-complex="18pt"/>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tyle="italic" officeooo:rsid="001f20d6" style:font-style-asian="italic"/>
    </style:style>
    <style:style style:name="T9" style:family="text">
      <style:text-properties fo:font-style="italic" officeooo:rsid="0022d1dc" style:font-style-asian="italic"/>
    </style:style>
    <style:style style:name="T10" style:family="text">
      <style:text-properties fo:font-style="italic" officeooo:rsid="002418f9" style:font-style-asian="italic"/>
    </style:style>
    <style:style style:name="T11" style:family="text">
      <style:text-properties fo:font-style="italic" officeooo:rsid="002484d7" style:font-style-asian="italic"/>
    </style:style>
    <style:style style:name="T12" style:family="text">
      <style:text-properties fo:font-style="italic" officeooo:rsid="0024e5f2" style:font-style-asian="italic"/>
    </style:style>
    <style:style style:name="T13" style:family="text">
      <style:text-properties fo:font-style="italic" officeooo:rsid="0027ac5c" style:font-style-asian="italic"/>
    </style:style>
    <style:style style:name="T14" style:family="text">
      <style:text-properties fo:font-style="italic" officeooo:rsid="002858cc" style:font-style-asian="italic"/>
    </style:style>
    <style:style style:name="T15" style:family="text">
      <style:text-properties fo:font-style="italic" officeooo:rsid="002a6b7d" style:font-style-asian="italic"/>
    </style:style>
    <style:style style:name="T16" style:family="text">
      <style:text-properties fo:font-style="italic" officeooo:rsid="002b6c4c" style:font-style-asian="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b6c4c" style:font-style-asian="italic" style:font-weight-asian="normal" style:font-style-complex="italic" style:font-weight-complex="normal"/>
    </style:style>
    <style:style style:name="T19" style:family="text">
      <style:text-properties fo:font-style="italic" fo:font-weight="normal" officeooo:rsid="002ca420" style:font-style-asian="italic" style:font-weight-asian="normal" style:font-style-complex="italic" style:font-weight-complex="normal"/>
    </style:style>
    <style:style style:name="T20" style:family="text">
      <style:text-properties fo:font-style="italic" fo:font-weight="normal" officeooo:rsid="002cbc03" style:font-style-asian="italic" style:font-weight-asian="normal" style:font-style-complex="italic" style:font-weight-complex="normal"/>
    </style:style>
    <style:style style:name="T21" style:family="text">
      <style:text-properties officeooo:rsid="002b6c4c"/>
    </style:style>
    <style:style style:name="T22" style:family="text">
      <style:text-properties officeooo:rsid="0030be5f"/>
    </style:style>
    <style:style style:name="T23" style:family="text">
      <style:text-properties officeooo:rsid="0033805c"/>
    </style:style>
    <style:style style:name="T2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Book_20_Title"><text:span text:style-name="T1">Pflichtenheft</text:span></text:span></text:p>
      <text:p text:style-name="Standard"><text:span text:style-name="Book_20_Title"><text:span text:style-name="T1">Fach Informatik</text:span></text:span></text:p>
      <text:p text:style-name="Standard"><text:span text:style-name="Book_20_Title"/></text:p>
      <text:p text:style-name="Standard"><text:span text:style-name="Book_20_Title"><text:span text:style-name="T4">H</text:span></text:span><text:span text:style-name="Book_20_Title"><text:span text:style-name="T3">im</text:span></text:span><text:span text:style-name="Book_20_Title"><text:span text:style-name="T2">: </text:span></text:span><text:span text:style-name="Book_20_Title"><text:span text:style-name="T4">Hybrid</text:span></text:span><text:span text:style-name="Book_20_Title"><text:span text:style-name="T3">-encrypted Instant Messenger</text:span></text:span></text:p>
      <text:p text:style-name="Standard"><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Standard"><text:span text:style-name="Book_20_Title"><text:span text:style-name="T5">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Funktionen<text:tab/>3</text:p>
          <text:p text:style-name="P32">Implementierung<text:tab/>5</text:p>
          <text:p text:style-name="P32">Software<text:tab/>7</text:p>
          <text:p text:style-name="P4"/>
        </text:index-body>
      </text:table-of-content>
      <text:p text:style-name="Standard"><text:span text:style-name="Book_20_Title"/></text:p>
      <text:p text:style-name="P34"><text:span text:style-name="Book_20_Title"><text:span text:style-name="T6">Einleitung</text:span></text:span></text:p>
      <text:p text:style-name="Standard"><text:span text:style-name="T7">Sie haben keine Lust mehr, </text:span><text:span text:style-name="T8">ihre</text:span><text:span text:style-name="T7"> Daten Unternehmen wie Facebook </text:span><text:span text:style-name="T8">oder Google kampflos zu überlassen? Dann ist </text:span><text:span text:style-name="T9">H</text:span><text:span text:style-name="T8">IM genau der richtige Instant Messenger für Sie! </text:span><text:span text:style-name="T10">Aber warum ist das so? Mit HIM genießen sie die Vorteile der geläufigen Instant Messenger, wie Gruppen Chats, aber müssen keine Angst haben, ausgespäht zu werden. HIM setzt auf das sogenannte Hybrid-Verfahren, das zu </text:span><text:span text:style-name="T11">einem Teil</text:span><text:span text:style-name="T10"> aus </text:span><text:span text:style-name="T11">einem</text:span><text:span text:style-name="T10"> symmetrischen und zum anderen </text:span><text:span text:style-name="T11">Teil aus einem asymmetrischen Verschlüsselungsverfahren </text:span><text:span text:style-name="T14">besteht</text:span><text:span text:style-name="T11">. </text:span><text:span text:style-name="T12">Hierdurch wird die Sicherheit garantiert, dass niemand mehr Ihre Nachrichten mitlesen kann!</text:span></text:p>
      <text:p text:style-name="P6"/>
      <text:p text:style-name="P5"/>
      <text:p text:style-name="Title">Projektablauf</text:p>
      <text:p text:style-name="P5"/>
      <text:p text:style-name="P10">Ich habe mich für das Agile Projektmanagement entschieden, da es aufgrund des Umfang des Projekts sinnvoller ist, nach jedem Schritt das Gesamtprojekt betrachten zu können und überlegen, ob die Reihenfolge, die bisher geplant war, so weiter sinnvoll umgesetzt werden kann.</text:p>
      <text:p text:style-name="P10"/>
      <text:p text:style-name="P10">Der erste Schritt wird sein, die grundlegenden Netzwerkfunktionen umzusetzen, da das ganze Projekt diese als Kern hat und sie grundlegend für fast alle weiteren Funktionen sind. Dabei wird der Server als erster fertiggestellt und danach am Client weitergearbeitet.</text:p>
      <text:p text:style-name="P10"/>
      <text:p text:style-name="P26"><text:span text:style-name="T17">Nach den Netzwerkfunktionen folgt die erste logische Implementierung des Chats. </text:span><text:span text:style-name="T18">In erster Instanz als eine Art Broadcast, vergleichbar mit dem IRC (Internet Relay Chat).</text:span></text:p>
      <text:p text:style-name="P11"/>
      <text:p text:style-name="P12">Das Frontend ist der darauffolgende Schritt um den Client sinnvoll benutzen zu können. Im <text:s/>Frontend wird die Textausgabe, sowie ein Eingabefeld mit Send-Button verfügbar sein.</text:p>
      <text:p text:style-name="P12"/>
      <text:p text:style-name="P12">Der Userlogin geht Hand in Hand mit der Einrichtung einer mySQL Datenbank, da die Userdaten in einer Datenbank gespeichert werden müssen. Der Login soll aus einem frei wählbaren Benutzernamen, sowie eines Passworts bestehen.</text:p>
      <text:p text:style-name="P12"/>
      <text:p text:style-name="P27"><text:span text:style-name="T17">Sobald die User angelegt werden können, kann auch die Hybrid-Verschlüsselung implementiert werden. </text:span><text:span text:style-name="T19">Der Public-Key </text:span><text:span text:style-name="T20">wird in der Datenbank auf dem Server gespeichert, der Private-Key dagegen im jeweiligen Client.</text:span></text:p>
      <text:p text:style-name="P13"/>
      <text:p text:style-name="P28"><text:span text:style-name="T20">I</text:span><text:span text:style-name="T17">m weiteren Verlauf des Projekts werden dann noch Gruppenchats implementiert. Gruppenchats werden eine unbegrenzte Anzahl an Nutzern zulassen, sowie auch frei benennbar sein können.</text:span></text:p>
      <text:p text:style-name="P14"/>
      <text:p text:style-name="P14">Zu guter Letzt wird noch eine Funktion für den Server implementiert, der die Konfigurationsdateien des Clients bei Start ändern kann, damit die IP Adresse nicht mehr beim Client eingegeben werden muss.</text:p>
      <text:p text:style-name="P35">Anforderungen &amp; Funktionen</text:p>
      <text:p text:style-name="P8">Chat 1:1</text:p>
      <text:p text:style-name="P8">Groupchats 1:n</text:p>
      <text:p text:style-name="P8">Hybrid encryption</text:p>
      <text:p text:style-name="P8">Server jar → create Client jar → IP Address saved</text:p>
      <text:p text:style-name="P9">Userlogin</text:p>
      <text:p text:style-name="P9">mySQL database to save username, passhash, passsalt, groups, etc.</text:p>
      <text:p text:style-name="P9"/>
      <text:h text:style-name="Heading_20_1" text:outline-level="1"><text:bookmark-start text:name="_Toc296182894"/>Funktionen<text:bookmark-end text:name="_Toc296182894"/></text:h>
      <text:p text:style-name="P5"/>
      <text:p text:style-name="P9">Networking<text:tab/>………………….<text:tab/>0</text:p>
      <text:p text:style-name="P9">Chat<text:tab/><text:tab/>………………….<text:tab/>0</text:p>
      <text:p text:style-name="P9">Frontend<text:tab/>………………….<text:tab/>1</text:p>
      <text:p text:style-name="P9">Userlogin<text:tab/>………………….<text:tab/>2</text:p>
      <text:p text:style-name="P9">mySQL<text:tab/><text:tab/>………………….<text:tab/>2</text:p>
      <text:p text:style-name="P9">Hybrid encryption<text:tab/>……….<text:tab/>3</text:p>
      <text:p text:style-name="P9">Groupchat<text:tab/>…………………..<text:tab/><text:span text:style-name="T21">4</text:span></text:p>
      <text:p text:style-name="P31"><text:span text:style-name="T15">Server creates client<text:tab/>……….<text:tab/></text:span><text:span text:style-name="T16">5</text:span></text:p>
      <text:h text:style-name="P33" text:outline-level="1"/>
      <text:h text:style-name="P33" text:outline-level="1">Klassen</text:h>
      <text:p text:style-name="P29"/>
      <text:p text:style-name="P18">Server</text:p>
      <text:p text:style-name="P22"/>
      <text:p text:style-name="P22">Backend</text:p>
      <text:p text:style-name="P22">Server<text:tab/><text:tab/>→ ClientHandler</text:p>
      <text:p text:style-name="P24">Crypto<text:tab/><text:tab/>→ CryptoAES<text:tab/><text:tab/>→ enum AES</text:p>
      <text:p text:style-name="P24"><text:tab/><text:tab/>→ CryptoAsym</text:p>
      <text:p text:style-name="P24"><text:tab/><text:tab/>→<text:span text:style-name="T23"> CryptoHash</text:span></text:p>
      <text:p text:style-name="P22">Database <text:tab/>→ <text:span text:style-name="T22">JDBC Driver</text:span></text:p>
      <text:p text:style-name="P30"/>
      <text:p text:style-name="P19">Client</text:p>
      <text:p text:style-name="P23"/>
      <text:p text:style-name="P23">Backend</text:p>
      <text:p text:style-name="P24">Frontend</text:p>
      <text:p text:style-name="P24">Client</text:p>
      <text:p text:style-name="P23">Crypto<text:tab/> <text:tab/>→ CryptoAES <text:tab/><text:tab/>→ enum AES</text:p>
      <text:p text:style-name="P23"><text:tab/><text:tab/>→ CryptoAsym</text:p>
      <text:p text:style-name="P25">FileIO</text:p>
      <text:p text:style-name="P25"/>
      <text:h text:style-name="Heading_20_1" text:outline-level="1"><text:bookmark-start text:name="_Toc296182895"/><text:soft-page-break/>Implementierung<text:bookmark-end text:name="_Toc296182895"/></text:h>
      <text:p text:style-name="Standard"><text:span text:style-name="T7">Das Klassendiagramm lässt sich, je nach Konfiguration und Art des Entwicklungsumgebung. auch direkt beim Beginn der Implementierung erzeugen. Die Internetseite draw.io (Stand 06/2015) ermöglicht dies auch. Dabei sollte auf die zu benutzenden Entwurfsmuster</text:span><text:span text:style-name="Footnote_20_Characters"><text:span text:style-name="T7"><text:note text:id="ftn1" text:note-class="footnote"><text:note-citation>1</text:note-citation><text:note-body><text:p text:style-name="P39"/></text:note-body></text:note></text:span></text:span><text:span text:style-name="T7"> eingegangen werden:</text:span></text:p>
      <text:p text:style-name="P5"><text:s/></text:p>
      <text:list xml:id="list3071440508" text:style-name="WWNum1">
        <text:list-item>
          <text:p text:style-name="P37">MVC (Trenung von Frontend/GUI und Backend)</text:p>
        </text:list-item>
        <text:list-item>
          <text:p text:style-name="P38">Facade (Verwaltungsklasse)</text:p>
        </text:list-item>
      </text:list>
      <text:p text:style-name="Standard"/>
      <text:p text:style-name="Standard"/>
      <text:h text:style-name="P40" text:outline-level="1"><text:bookmark-start text:name="_Toc296182897"/>Software<text:bookmark-end text:name="_Toc296182897"/></text:h>
      <text:p text:style-name="Standard"/>
      <text:p text:style-name="P16">Client</text:p>
      <text:p text:style-name="P21">Java: 1.8</text:p>
      <text:p text:style-name="P20"><text:span text:style-name="T7">Internet/Intranet Verbindung – je nach gewünschte</text:span><text:span text:style-name="T13">m</text:span><text:span text:style-name="T7"> Serverstandort &amp; Erreichbarkeit</text:span></text:p>
      <text:p text:style-name="P17"/>
      <text:p text:style-name="P16">Server</text:p>
      <text:p text:style-name="P7">Java: 1.8</text:p>
      <text:p text:style-name="P7">MySQL Server: 8.0.11</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ourceCode" style:family="paragraph" style:parent-style-name="Standard" style:auto-update="true" style:default-outline-level="">
      <style:paragraph-properties fo:margin-left="1cm" fo:margin-right="0cm" fo:text-indent="0cm" style:auto-text-indent="false"/>
      <style:text-properties style:font-name="Courier" fo:font-family="Courier" style:font-family-generic="roman" style:font-pitch="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color="#548dd4" style:font-name="Calibri1"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Überschrift_20_1_20_Zchn" style:display-name="Überschrift 1 Zchn" style:family="text" style:parent-style-name="Default_20_Paragraph_20_Font">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TML_20_Vorformatiert_20_Zchn" style:display-name="HTML Vorformatiert Zchn"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ußnotentext_20_Zchn" style:display-name="Fußnotentext Zchn"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Untertitel_20_Zchn" style:display-name="Untertitel Zchn" style:family="text" style:parent-style-name="Default_20_Paragraph_20_Font">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499cm" fo:margin-bottom="1.249cm" fo:margin-left="2.499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0"><draw:text-box fo:min-height="0.041cm" fo:min-width="0.041cm"><text:p text:style-name="MP2"><text:span text:style-name="page_20_number"><text:page-number text:select-page="current">1</text:page-number></text:span></text:p></draw:text-box></draw:frame></text:p>
      </style:footer>
    </style:master-page>
    <style:master-page style:name="Converted1" style:page-layout-name="Mpm1">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1">
      <style:footer>
        <text:p text:style-name="Footer"/>
      </style:footer>
    </style:master-page>
    <style:master-page style:name="Converted5" style:page-layout-name="Mpm3">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opstock</meta:initial-creator>
    <meta:editing-cycles>22</meta:editing-cycles>
    <meta:creation-date>2016-05-03T06:42:00</meta:creation-date>
    <dc:date>2018-06-16T19:03:21.214000000</dc:date>
    <meta:editing-duration>PT2H54M50S</meta:editing-duration>
    <meta:generator>LibreOffice/6.0.4.2$Windows_X86_64 LibreOffice_project/9b0d9b32d5dcda91d2f1a96dc04c645c450872bf</meta:generator>
    <meta:document-statistic meta:table-count="0" meta:image-count="0" meta:object-count="0" meta:page-count="4" meta:paragraph-count="62" meta:word-count="499" meta:character-count="3497" meta:non-whitespace-character-count="30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